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1cm" draw:fill="none" draw:fill-color="#ffffff" fo:padding-top="-0.045cm" fo:padding-bottom="-0.045cm" fo:padding-left="-0.045cm" fo:padding-right="-0.045cm"/>
    </style:style>
    <style:style style:name="gr2" style:family="graphic" style:parent-style-name="standard">
      <style:graphic-properties svg:stroke-width="0.1cm"/>
    </style:style>
  </office:automatic-styles>
  <office:body>
    <office:drawing>
      <draw:page draw:name="page1" draw:style-name="dp1" draw:master-page-name="Default">
        <draw:g>
          <draw:glue-point draw:id="4" svg:x="5cm" svg:y="0cm"/>
          <draw:path draw:style-name="gr1" draw:layer="layout" svg:width="19cm" svg:height="1.518cm" svg:x="0cm" svg:y="0.278cm" svg:viewBox="0 0 19001 1519" svg:d="m0 726c2500 2517 2500-2516 5000 0s2500-2516 5000 0 2500-2516 5000 0c2500 2013 2500-503 4001 0">
            <text:p/>
          </draw:path>
          <draw:polygon draw:style-name="gr2" draw:layer="layout" svg:width="1.5cm" svg:height="2cm" svg:x="18.5cm" svg:y="0cm" svg:viewBox="0 0 1501 2001" draw:points="1501,1000 0,2001 500,1000 0,0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Optics - Beam</dc:title>
    <meta:creation-date>2011-02-07T16:50:33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